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6:04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04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2">
            <text:p>-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10294">
            <text:p>-0,01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010294">
            <text:p>-0,01029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032941">
            <text:p>-0,03294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032941">
            <text:p>-0,03294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53235">
            <text:p>-0,053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53235">
            <text:p>-0,053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73824">
            <text:p>-0,07382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73824">
            <text:p>-0,07382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093235">
            <text:p>-0,093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093235">
            <text:p>-0,09323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116176">
            <text:p>-0,116176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116176">
            <text:p>-0,116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135588">
            <text:p>-0,13558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35588">
            <text:p>-0,13558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154706">
            <text:p>-0,154706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154706">
            <text:p>-0,15470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74118">
            <text:p>-0,17411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74118">
            <text:p>-0,174118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193824">
            <text:p>-0,19382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193824">
            <text:p>-0,19382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213529">
            <text:p>-0,213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13529">
            <text:p>-0,213529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233235">
            <text:p>-0,233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233235">
            <text:p>-0,23323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252941">
            <text:p>-0,25294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252941">
            <text:p>-0,252941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272941">
            <text:p>-0,272941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72941">
            <text:p>-0,27294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92647">
            <text:p>-0,292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92647">
            <text:p>-0,292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13235">
            <text:p>-0,313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313235">
            <text:p>-0,313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332353">
            <text:p>-0,332353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332353">
            <text:p>-0,332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53235">
            <text:p>-0,353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53235">
            <text:p>-0,353235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372647">
            <text:p>-0,372647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0624">
            <text:p>-0,000624</text:p>
          </table:table-cell>
          <table:table-cell office:value-type="float" office:value="-0.372647">
            <text:p>-0,372647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395882">
            <text:p>-0,39588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2">
            <text:p>-0,003252</text:p>
          </table:table-cell>
          <table:table-cell office:value-type="float" office:value="-0.003226">
            <text:p>-0,003226</text:p>
          </table:table-cell>
          <table:table-cell office:value-type="float" office:value="-0.001249">
            <text:p>-0,001249</text:p>
          </table:table-cell>
          <table:table-cell office:value-type="float" office:value="-0.395882">
            <text:p>-0,395882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410588">
            <text:p>-0,410588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429412">
            <text:p>-0,429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">
            <text:p>0</text:p>
          </table:table-cell>
          <table:table-cell office:value-type="float" office:value="-0.429412">
            <text:p>-0,429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1">
            <text:p>-0,003251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448529">
            <text:p>-0,448529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448529">
            <text:p>-0,448529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01249">
            <text:p>0,001249</text:p>
          </table:table-cell>
          <table:table-cell office:value-type="float" office:value="-0.467941">
            <text:p>-0,467941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467941">
            <text:p>-0,467941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487353">
            <text:p>-0,487353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487353">
            <text:p>-0,487353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506471">
            <text:p>-0,506471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0.506471">
            <text:p>-0,506471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0.525588">
            <text:p>-0,525588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1249">
            <text:p>0,001249</text:p>
          </table:table-cell>
          <table:table-cell office:value-type="float" office:value="-0.525588">
            <text:p>-0,525588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0.544706">
            <text:p>-0,544706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0.544706">
            <text:p>-0,544706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564118">
            <text:p>-0,564118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1873">
            <text:p>0,001873</text:p>
          </table:table-cell>
          <table:table-cell office:value-type="float" office:value="-0.564118">
            <text:p>-0,564118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2498">
            <text:p>0,002498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603824">
            <text:p>-0,603824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0.603824">
            <text:p>-0,603824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621765">
            <text:p>-0,62176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621765">
            <text:p>-0,621765</text:p>
          </table:table-cell>
          <table:table-cell table:number-columns-repeated="1019"/>
        </table:table-row>
        <table:table-row table:style-name="ro1">
          <table:table-cell office:value-type="float" office:value="78.054749">
            <text:p>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641471">
            <text:p>-0,641471</text:p>
          </table:table-cell>
          <table:table-cell table:number-columns-repeated="1019"/>
        </table:table-row>
        <table:table-row table:style-name="ro1">
          <table:table-cell office:value-type="float" office:value="78.054749">
            <text:p>78,05474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3122">
            <text:p>0,003122</text:p>
          </table:table-cell>
          <table:table-cell office:value-type="float" office:value="-0.641471">
            <text:p>-0,641471</text:p>
          </table:table-cell>
          <table:table-cell table:number-columns-repeated="1019"/>
        </table:table-row>
        <table:table-row table:style-name="ro1">
          <table:table-cell office:value-type="float" office:value="78.054749">
            <text:p>78,05474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3122">
            <text:p>0,003122</text:p>
          </table:table-cell>
          <table:table-cell office:value-type="float" office:value="-0.660294">
            <text:p>-0,660294</text:p>
          </table:table-cell>
          <table:table-cell table:number-columns-repeated="1019"/>
        </table:table-row>
        <table:table-row table:style-name="ro1">
          <table:table-cell office:value-type="float" office:value="78.054749">
            <text:p>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122">
            <text:p>0,003122</text:p>
          </table:table-cell>
          <table:table-cell office:value-type="float" office:value="-0.68">
            <text:p>-0,68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68">
            <text:p>-0,68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4996">
            <text:p>0,004996</text:p>
          </table:table-cell>
          <table:table-cell office:value-type="float" office:value="-0.699118">
            <text:p>-0,699118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869">
            <text:p>0,006869</text:p>
          </table:table-cell>
          <table:table-cell office:value-type="float" office:value="-0.699118">
            <text:p>-0,699118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6869">
            <text:p>0,006869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4996">
            <text:p>0,004996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737059">
            <text:p>-0,737059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737059">
            <text:p>-0,737059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755588">
            <text:p>-0,755588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3747">
            <text:p>0,003747</text:p>
          </table:table-cell>
          <table:table-cell office:value-type="float" office:value="-0.755588">
            <text:p>-0,755588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562">
            <text:p>0,00562</text:p>
          </table:table-cell>
          <table:table-cell office:value-type="float" office:value="-0.775">
            <text:p>-0,77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0.775">
            <text:p>-0,77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0.794412">
            <text:p>-0,794412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562">
            <text:p>0,00562</text:p>
          </table:table-cell>
          <table:table-cell office:value-type="float" office:value="-0.794412">
            <text:p>-0,794412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6869">
            <text:p>0,006869</text:p>
          </table:table-cell>
          <table:table-cell office:value-type="float" office:value="-0.812647">
            <text:p>-0,812647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6869">
            <text:p>0,006869</text:p>
          </table:table-cell>
          <table:table-cell office:value-type="float" office:value="-0.812647">
            <text:p>-0,812647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6244">
            <text:p>0,006244</text:p>
          </table:table-cell>
          <table:table-cell office:value-type="float" office:value="-0.833529">
            <text:p>-0,833529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6244">
            <text:p>0,006244</text:p>
          </table:table-cell>
          <table:table-cell office:value-type="float" office:value="-0.833529">
            <text:p>-0,833529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7493">
            <text:p>0,007493</text:p>
          </table:table-cell>
          <table:table-cell office:value-type="float" office:value="-0.873824">
            <text:p>-0,873824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7493">
            <text:p>0,007493</text:p>
          </table:table-cell>
          <table:table-cell office:value-type="float" office:value="-0.873824">
            <text:p>-0,873824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6869">
            <text:p>0,006869</text:p>
          </table:table-cell>
          <table:table-cell office:value-type="float" office:value="-0.892059">
            <text:p>-0,892059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6869">
            <text:p>0,006869</text:p>
          </table:table-cell>
          <table:table-cell office:value-type="float" office:value="-0.892059">
            <text:p>-0,892059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0.912647">
            <text:p>-0,912647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8742">
            <text:p>0,008742</text:p>
          </table:table-cell>
          <table:table-cell office:value-type="float" office:value="-0.912647">
            <text:p>-0,912647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932647">
            <text:p>-0,932647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932647">
            <text:p>-0,932647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9367">
            <text:p>0,009367</text:p>
          </table:table-cell>
          <table:table-cell office:value-type="float" office:value="-0.951765">
            <text:p>-0,951765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9367">
            <text:p>0,009367</text:p>
          </table:table-cell>
          <table:table-cell office:value-type="float" office:value="-0.951765">
            <text:p>-0,951765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0615">
            <text:p>0,010615</text:p>
          </table:table-cell>
          <table:table-cell office:value-type="float" office:value="-0.971765">
            <text:p>-0,971765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0615">
            <text:p>0,010615</text:p>
          </table:table-cell>
          <table:table-cell office:value-type="float" office:value="-0.971765">
            <text:p>-0,971765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3">
            <text:p>-0,003253</text:p>
          </table:table-cell>
          <table:table-cell office:value-type="float" office:value="-0.003221">
            <text:p>-0,003221</text:p>
          </table:table-cell>
          <table:table-cell office:value-type="float" office:value="0.009367">
            <text:p>0,009367</text:p>
          </table:table-cell>
          <table:table-cell office:value-type="float" office:value="-0.993235">
            <text:p>-0,993235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993235">
            <text:p>-0,993235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1.010588">
            <text:p>-1,010588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1.029706">
            <text:p>-1,02970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09991">
            <text:p>0,009991</text:p>
          </table:table-cell>
          <table:table-cell office:value-type="float" office:value="-1.029706">
            <text:p>-1,02970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09991">
            <text:p>0,009991</text:p>
          </table:table-cell>
          <table:table-cell office:value-type="float" office:value="-1.048529">
            <text:p>-1,048529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09991">
            <text:p>0,009991</text:p>
          </table:table-cell>
          <table:table-cell office:value-type="float" office:value="-1.048529">
            <text:p>-1,048529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1864">
            <text:p>0,011864</text:p>
          </table:table-cell>
          <table:table-cell office:value-type="float" office:value="-1.067941">
            <text:p>-1,067941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1864">
            <text:p>0,011864</text:p>
          </table:table-cell>
          <table:table-cell office:value-type="float" office:value="-1.067941">
            <text:p>-1,067941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2489">
            <text:p>0,012489</text:p>
          </table:table-cell>
          <table:table-cell office:value-type="float" office:value="-1.086471">
            <text:p>-1,086471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1.086471">
            <text:p>-1,086471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1864">
            <text:p>0,011864</text:p>
          </table:table-cell>
          <table:table-cell office:value-type="float" office:value="-1.105588">
            <text:p>-1,105588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1.105588">
            <text:p>-1,105588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11864">
            <text:p>0,011864</text:p>
          </table:table-cell>
          <table:table-cell office:value-type="float" office:value="-1.125">
            <text:p>-1,125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11864">
            <text:p>0,011864</text:p>
          </table:table-cell>
          <table:table-cell office:value-type="float" office:value="-1.125">
            <text:p>-1,125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1.143824">
            <text:p>-1,143824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1.143824">
            <text:p>-1,143824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3113">
            <text:p>0,013113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3113">
            <text:p>0,013113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3113">
            <text:p>0,013113</text:p>
          </table:table-cell>
          <table:table-cell office:value-type="float" office:value="-1.182647">
            <text:p>-1,182647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3113">
            <text:p>0,013113</text:p>
          </table:table-cell>
          <table:table-cell office:value-type="float" office:value="-1.182647">
            <text:p>-1,182647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1.202353">
            <text:p>-1,202353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1.202353">
            <text:p>-1,202353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1.223824">
            <text:p>-1,223824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223824">
            <text:p>-1,223824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19">
            <text:p>-0,003219</text:p>
          </table:table-cell>
          <table:table-cell office:value-type="float" office:value="0.014362">
            <text:p>0,014362</text:p>
          </table:table-cell>
          <table:table-cell office:value-type="float" office:value="-1.243529">
            <text:p>-1,243529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243529">
            <text:p>-1,243529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9">
            <text:p>-0,003259</text:p>
          </table:table-cell>
          <table:table-cell office:value-type="float" office:value="-0.003221">
            <text:p>-0,003221</text:p>
          </table:table-cell>
          <table:table-cell office:value-type="float" office:value="0.014362">
            <text:p>0,014362</text:p>
          </table:table-cell>
          <table:table-cell office:value-type="float" office:value="-1.262059">
            <text:p>-1,262059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262059">
            <text:p>-1,262059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15611">
            <text:p>0,015611</text:p>
          </table:table-cell>
          <table:table-cell office:value-type="float" office:value="-1.281471">
            <text:p>-1,281471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15611">
            <text:p>0,015611</text:p>
          </table:table-cell>
          <table:table-cell office:value-type="float" office:value="-1.281471">
            <text:p>-1,281471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15611">
            <text:p>0,015611</text:p>
          </table:table-cell>
          <table:table-cell office:value-type="float" office:value="-1.302059">
            <text:p>-1,302059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02059">
            <text:p>-1,302059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21765">
            <text:p>-1,32176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21765">
            <text:p>-1,32176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1.342059">
            <text:p>-1,342059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1.342059">
            <text:p>-1,34205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1.362059">
            <text:p>-1,36205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1.362059">
            <text:p>-1,362059</text:p>
          </table:table-cell>
          <table:table-cell table:number-columns-repeated="1019"/>
        </table:table-row>
        <table:table-row table:style-name="ro1">
          <table:table-cell office:value-type="float" office:value="421.495667">
            <text:p>421,49566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686">
            <text:p>0,01686</text:p>
          </table:table-cell>
          <table:table-cell office:value-type="float" office:value="-1.382941">
            <text:p>-1,382941</text:p>
          </table:table-cell>
          <table:table-cell table:number-columns-repeated="1019"/>
        </table:table-row>
        <table:table-row table:style-name="ro1">
          <table:table-cell office:value-type="float" office:value="421.495667">
            <text:p>421,49566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1686">
            <text:p>0,01686</text:p>
          </table:table-cell>
          <table:table-cell office:value-type="float" office:value="-1.382941">
            <text:p>-1,382941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8109">
            <text:p>0,018109</text:p>
          </table:table-cell>
          <table:table-cell office:value-type="float" office:value="-1.400294">
            <text:p>-1,400294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8109">
            <text:p>0,018109</text:p>
          </table:table-cell>
          <table:table-cell office:value-type="float" office:value="-1.400294">
            <text:p>-1,400294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8733">
            <text:p>0,018733</text:p>
          </table:table-cell>
          <table:table-cell office:value-type="float" office:value="-1.419412">
            <text:p>-1,419412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8733">
            <text:p>0,018733</text:p>
          </table:table-cell>
          <table:table-cell office:value-type="float" office:value="-1.438824">
            <text:p>-1,438824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1.438824">
            <text:p>-1,438824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8109">
            <text:p>0,018109</text:p>
          </table:table-cell>
          <table:table-cell office:value-type="float" office:value="-1.457647">
            <text:p>-1,45764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8733">
            <text:p>0,018733</text:p>
          </table:table-cell>
          <table:table-cell office:value-type="float" office:value="-1.457647">
            <text:p>-1,457647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8109">
            <text:p>0,018109</text:p>
          </table:table-cell>
          <table:table-cell office:value-type="float" office:value="-1.476765">
            <text:p>-1,476765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8109">
            <text:p>0,018109</text:p>
          </table:table-cell>
          <table:table-cell office:value-type="float" office:value="-1.476765">
            <text:p>-1,476765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8733">
            <text:p>0,018733</text:p>
          </table:table-cell>
          <table:table-cell office:value-type="float" office:value="-1.495588">
            <text:p>-1,495588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1.495588">
            <text:p>-1,495588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9982">
            <text:p>0,019982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19982">
            <text:p>0,019982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9982">
            <text:p>0,019982</text:p>
          </table:table-cell>
          <table:table-cell office:value-type="float" office:value="-1.534412">
            <text:p>-1,534412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9982">
            <text:p>0,019982</text:p>
          </table:table-cell>
          <table:table-cell office:value-type="float" office:value="-1.534412">
            <text:p>-1,534412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0606">
            <text:p>0,020606</text:p>
          </table:table-cell>
          <table:table-cell office:value-type="float" office:value="-1.553529">
            <text:p>-1,553529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20606">
            <text:p>0,020606</text:p>
          </table:table-cell>
          <table:table-cell office:value-type="float" office:value="-1.553529">
            <text:p>-1,553529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9982">
            <text:p>0,019982</text:p>
          </table:table-cell>
          <table:table-cell office:value-type="float" office:value="-1.573235">
            <text:p>-1,57323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19982">
            <text:p>0,019982</text:p>
          </table:table-cell>
          <table:table-cell office:value-type="float" office:value="-1.573235">
            <text:p>-1,573235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248">
            <text:p>0,02248</text:p>
          </table:table-cell>
          <table:table-cell office:value-type="float" office:value="-1.592059">
            <text:p>-1,592059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592059">
            <text:p>-1,592059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1855">
            <text:p>0,021855</text:p>
          </table:table-cell>
          <table:table-cell office:value-type="float" office:value="-1.611176">
            <text:p>-1,611176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1855">
            <text:p>0,021855</text:p>
          </table:table-cell>
          <table:table-cell office:value-type="float" office:value="-1.611176">
            <text:p>-1,611176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649706">
            <text:p>-1,649706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2248">
            <text:p>0,02248</text:p>
          </table:table-cell>
          <table:table-cell office:value-type="float" office:value="-1.668823">
            <text:p>-1,668823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2248">
            <text:p>0,02248</text:p>
          </table:table-cell>
          <table:table-cell office:value-type="float" office:value="-1.668823">
            <text:p>-1,668823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2248">
            <text:p>0,02248</text:p>
          </table:table-cell>
          <table:table-cell office:value-type="float" office:value="-1.688235">
            <text:p>-1,688235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688235">
            <text:p>-1,688235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707059">
            <text:p>-1,707059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23104">
            <text:p>0,023104</text:p>
          </table:table-cell>
          <table:table-cell office:value-type="float" office:value="-1.707059">
            <text:p>-1,707059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3729">
            <text:p>0,023729</text:p>
          </table:table-cell>
          <table:table-cell office:value-type="float" office:value="-1.725882">
            <text:p>-1,725882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3729">
            <text:p>0,023729</text:p>
          </table:table-cell>
          <table:table-cell office:value-type="float" office:value="-1.725882">
            <text:p>-1,725882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3104">
            <text:p>0,023104</text:p>
          </table:table-cell>
          <table:table-cell office:value-type="float" office:value="-1.745588">
            <text:p>-1,745588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3104">
            <text:p>0,023104</text:p>
          </table:table-cell>
          <table:table-cell office:value-type="float" office:value="-1.745588">
            <text:p>-1,745588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4978">
            <text:p>0,024978</text:p>
          </table:table-cell>
          <table:table-cell office:value-type="float" office:value="-1.764412">
            <text:p>-1,764412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24978">
            <text:p>0,024978</text:p>
          </table:table-cell>
          <table:table-cell office:value-type="float" office:value="-1.764412">
            <text:p>-1,764412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24353">
            <text:p>0,024353</text:p>
          </table:table-cell>
          <table:table-cell office:value-type="float" office:value="-1.783529">
            <text:p>-1,783529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1.783529">
            <text:p>-1,783529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1.802647">
            <text:p>-1,802647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5602">
            <text:p>0,025602</text:p>
          </table:table-cell>
          <table:table-cell office:value-type="float" office:value="-1.802647">
            <text:p>-1,80264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26851">
            <text:p>0,026851</text:p>
          </table:table-cell>
          <table:table-cell office:value-type="float" office:value="-1.822353">
            <text:p>-1,822353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822353">
            <text:p>-1,822353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6226">
            <text:p>0,026226</text:p>
          </table:table-cell>
          <table:table-cell office:value-type="float" office:value="-1.841177">
            <text:p>-1,841177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26226">
            <text:p>0,026226</text:p>
          </table:table-cell>
          <table:table-cell office:value-type="float" office:value="-1.841177">
            <text:p>-1,841177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8">
            <text:p>-0,003258</text:p>
          </table:table-cell>
          <table:table-cell office:value-type="float" office:value="-0.003219">
            <text:p>-0,003219</text:p>
          </table:table-cell>
          <table:table-cell office:value-type="float" office:value="0.026226">
            <text:p>0,026226</text:p>
          </table:table-cell>
          <table:table-cell office:value-type="float" office:value="-1.861765">
            <text:p>-1,861765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26226">
            <text:p>0,026226</text:p>
          </table:table-cell>
          <table:table-cell office:value-type="float" office:value="-1.861765">
            <text:p>-1,861765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881471">
            <text:p>-1,881471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1.881471">
            <text:p>-1,881471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1.902647">
            <text:p>-1,90264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902647">
            <text:p>-1,902647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922059">
            <text:p>-1,922059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281">
            <text:p>0,0281</text:p>
          </table:table-cell>
          <table:table-cell office:value-type="float" office:value="-1.922059">
            <text:p>-1,922059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7475">
            <text:p>0,027475</text:p>
          </table:table-cell>
          <table:table-cell office:value-type="float" office:value="-1.941176">
            <text:p>-1,941176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7475">
            <text:p>0,027475</text:p>
          </table:table-cell>
          <table:table-cell office:value-type="float" office:value="-1.941176">
            <text:p>-1,941176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1.961177">
            <text:p>-1,961177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29349">
            <text:p>0,029349</text:p>
          </table:table-cell>
          <table:table-cell office:value-type="float" office:value="-1.961177">
            <text:p>-1,961177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9973">
            <text:p>0,029973</text:p>
          </table:table-cell>
          <table:table-cell office:value-type="float" office:value="-1.981471">
            <text:p>-1,981471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973">
            <text:p>0,029973</text:p>
          </table:table-cell>
          <table:table-cell office:value-type="float" office:value="-1.981471">
            <text:p>-1,981471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9973">
            <text:p>0,029973</text:p>
          </table:table-cell>
          <table:table-cell office:value-type="float" office:value="-2.001471">
            <text:p>-2,001471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9973">
            <text:p>0,029973</text:p>
          </table:table-cell>
          <table:table-cell office:value-type="float" office:value="-2.001471">
            <text:p>-2,001471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9973">
            <text:p>0,029973</text:p>
          </table:table-cell>
          <table:table-cell office:value-type="float" office:value="-2.022353">
            <text:p>-2,022353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9973">
            <text:p>0,029973</text:p>
          </table:table-cell>
          <table:table-cell office:value-type="float" office:value="-2.022353">
            <text:p>-2,022353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9349">
            <text:p>0,029349</text:p>
          </table:table-cell>
          <table:table-cell office:value-type="float" office:value="-2.04">
            <text:p>-2,04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2.058824">
            <text:p>-2,058824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2.058824">
            <text:p>-2,058824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0597">
            <text:p>0,030597</text:p>
          </table:table-cell>
          <table:table-cell office:value-type="float" office:value="-2.077941">
            <text:p>-2,077941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29349">
            <text:p>0,029349</text:p>
          </table:table-cell>
          <table:table-cell office:value-type="float" office:value="-2.077941">
            <text:p>-2,077941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096765">
            <text:p>-2,096765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2.096765">
            <text:p>-2,09676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115882">
            <text:p>-2,115882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115882">
            <text:p>-2,115882</text:p>
          </table:table-cell>
          <table:table-cell table:number-columns-repeated="1019"/>
        </table:table-row>
        <table:table-row table:style-name="ro1">
          <table:table-cell office:value-type="float" office:value="796.158447">
            <text:p>796,15844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1846">
            <text:p>0,031846</text:p>
          </table:table-cell>
          <table:table-cell office:value-type="float" office:value="-2.134706">
            <text:p>-2,134706</text:p>
          </table:table-cell>
          <table:table-cell table:number-columns-repeated="1019"/>
        </table:table-row>
        <table:table-row table:style-name="ro1">
          <table:table-cell office:value-type="float" office:value="796.158447">
            <text:p>796,15844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1846">
            <text:p>0,031846</text:p>
          </table:table-cell>
          <table:table-cell office:value-type="float" office:value="-2.134706">
            <text:p>-2,134706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154412">
            <text:p>-2,154412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154412">
            <text:p>-2,154412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173529">
            <text:p>-2,173529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3095">
            <text:p>0,033095</text:p>
          </table:table-cell>
          <table:table-cell office:value-type="float" office:value="-2.173529">
            <text:p>-2,173529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2471">
            <text:p>0,032471</text:p>
          </table:table-cell>
          <table:table-cell office:value-type="float" office:value="-2.193235">
            <text:p>-2,19323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193235">
            <text:p>-2,19323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19">
            <text:p>-0,003219</text:p>
          </table:table-cell>
          <table:table-cell office:value-type="float" office:value="0.032471">
            <text:p>0,032471</text:p>
          </table:table-cell>
          <table:table-cell office:value-type="float" office:value="-2.211765">
            <text:p>-2,21176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2.211765">
            <text:p>-2,211765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34344">
            <text:p>0,034344</text:p>
          </table:table-cell>
          <table:table-cell office:value-type="float" office:value="-2.232059">
            <text:p>-2,232059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2.232059">
            <text:p>-2,232059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251471">
            <text:p>-2,251471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33095">
            <text:p>0,033095</text:p>
          </table:table-cell>
          <table:table-cell office:value-type="float" office:value="-2.251471">
            <text:p>-2,251471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3372">
            <text:p>0,03372</text:p>
          </table:table-cell>
          <table:table-cell office:value-type="float" office:value="-2.270882">
            <text:p>-2,270882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270882">
            <text:p>-2,270882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2.290588">
            <text:p>-2,290588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2.290588">
            <text:p>-2,290588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2.308824">
            <text:p>-2,308824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2.328235">
            <text:p>-2,328235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2.328235">
            <text:p>-2,328235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2.347647">
            <text:p>-2,347647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6217">
            <text:p>0,036217</text:p>
          </table:table-cell>
          <table:table-cell office:value-type="float" office:value="-2.347647">
            <text:p>-2,347647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2.366471">
            <text:p>-2,366471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2.366471">
            <text:p>-2,366471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2.385588">
            <text:p>-2,385588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2.385588">
            <text:p>-2,385588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6217">
            <text:p>0,036217</text:p>
          </table:table-cell>
          <table:table-cell office:value-type="float" office:value="-2.404706">
            <text:p>-2,404706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6217">
            <text:p>0,036217</text:p>
          </table:table-cell>
          <table:table-cell office:value-type="float" office:value="-2.404706">
            <text:p>-2,404706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37466">
            <text:p>0,037466</text:p>
          </table:table-cell>
          <table:table-cell office:value-type="float" office:value="-2.424118">
            <text:p>-2,424118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7466">
            <text:p>0,037466</text:p>
          </table:table-cell>
          <table:table-cell office:value-type="float" office:value="-2.424118">
            <text:p>-2,424118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7466">
            <text:p>0,037466</text:p>
          </table:table-cell>
          <table:table-cell office:value-type="float" office:value="-2.442941">
            <text:p>-2,442941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7466">
            <text:p>0,037466</text:p>
          </table:table-cell>
          <table:table-cell office:value-type="float" office:value="-2.442941">
            <text:p>-2,442941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2.461765">
            <text:p>-2,461765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2.461765">
            <text:p>-2,461765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36842">
            <text:p>0,036842</text:p>
          </table:table-cell>
          <table:table-cell office:value-type="float" office:value="-2.481176">
            <text:p>-2,481176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6842">
            <text:p>0,036842</text:p>
          </table:table-cell>
          <table:table-cell office:value-type="float" office:value="-2.481176">
            <text:p>-2,481176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8091">
            <text:p>0,038091</text:p>
          </table:table-cell>
          <table:table-cell office:value-type="float" office:value="-2.501471">
            <text:p>-2,501471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091">
            <text:p>0,038091</text:p>
          </table:table-cell>
          <table:table-cell office:value-type="float" office:value="-2.501471">
            <text:p>-2,501471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7466">
            <text:p>0,037466</text:p>
          </table:table-cell>
          <table:table-cell office:value-type="float" office:value="-2.520882">
            <text:p>-2,520882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37466">
            <text:p>0,037466</text:p>
          </table:table-cell>
          <table:table-cell office:value-type="float" office:value="-2.520882">
            <text:p>-2,520882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2.539412">
            <text:p>-2,539412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9964">
            <text:p>0,039964</text:p>
          </table:table-cell>
          <table:table-cell office:value-type="float" office:value="-2.539412">
            <text:p>-2,539412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2.559118">
            <text:p>-2,559118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2.577647">
            <text:p>-2,577647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2.577647">
            <text:p>-2,577647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2.597059">
            <text:p>-2,597059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2.597059">
            <text:p>-2,597059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2.615882">
            <text:p>-2,615882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2.615882">
            <text:p>-2,615882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2.635294">
            <text:p>-2,635294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2">
            <text:p>-0,003252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2.635294">
            <text:p>-2,635294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2.654412">
            <text:p>-2,654412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2.654412">
            <text:p>-2,654412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41837">
            <text:p>0,041837</text:p>
          </table:table-cell>
          <table:table-cell office:value-type="float" office:value="-2.673529">
            <text:p>-2,673529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2.673529">
            <text:p>-2,673529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43086">
            <text:p>0,043086</text:p>
          </table:table-cell>
          <table:table-cell office:value-type="float" office:value="-2.692941">
            <text:p>-2,692941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086">
            <text:p>0,043086</text:p>
          </table:table-cell>
          <table:table-cell office:value-type="float" office:value="-2.692941">
            <text:p>-2,692941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2462">
            <text:p>0,042462</text:p>
          </table:table-cell>
          <table:table-cell office:value-type="float" office:value="-2.712059">
            <text:p>-2,712059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2462">
            <text:p>0,042462</text:p>
          </table:table-cell>
          <table:table-cell office:value-type="float" office:value="-2.712059">
            <text:p>-2,712059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3086">
            <text:p>0,043086</text:p>
          </table:table-cell>
          <table:table-cell office:value-type="float" office:value="-2.731471">
            <text:p>-2,731471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3086">
            <text:p>0,043086</text:p>
          </table:table-cell>
          <table:table-cell office:value-type="float" office:value="-2.731471">
            <text:p>-2,731471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2462">
            <text:p>0,042462</text:p>
          </table:table-cell>
          <table:table-cell office:value-type="float" office:value="-2.751765">
            <text:p>-2,751765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42462">
            <text:p>0,042462</text:p>
          </table:table-cell>
          <table:table-cell office:value-type="float" office:value="-2.751765">
            <text:p>-2,751765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3086">
            <text:p>0,043086</text:p>
          </table:table-cell>
          <table:table-cell office:value-type="float" office:value="-2.770882">
            <text:p>-2,770882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43086">
            <text:p>0,043086</text:p>
          </table:table-cell>
          <table:table-cell office:value-type="float" office:value="-2.770882">
            <text:p>-2,770882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42462">
            <text:p>0,042462</text:p>
          </table:table-cell>
          <table:table-cell office:value-type="float" office:value="-2.790882">
            <text:p>-2,790882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42462">
            <text:p>0,042462</text:p>
          </table:table-cell>
          <table:table-cell office:value-type="float" office:value="-2.790882">
            <text:p>-2,790882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44335">
            <text:p>0,044335</text:p>
          </table:table-cell>
          <table:table-cell office:value-type="float" office:value="-2.810294">
            <text:p>-2,810294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2.810294">
            <text:p>-2,810294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4335">
            <text:p>0,044335</text:p>
          </table:table-cell>
          <table:table-cell office:value-type="float" office:value="-2.832941">
            <text:p>-2,832941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44335">
            <text:p>0,044335</text:p>
          </table:table-cell>
          <table:table-cell office:value-type="float" office:value="-2.832941">
            <text:p>-2,832941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2.851765">
            <text:p>-2,851765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2.851765">
            <text:p>-2,851765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871176">
            <text:p>-2,871176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5584">
            <text:p>0,045584</text:p>
          </table:table-cell>
          <table:table-cell office:value-type="float" office:value="-2.871176">
            <text:p>-2,871176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496">
            <text:p>0,04496</text:p>
          </table:table-cell>
          <table:table-cell office:value-type="float" office:value="-2.890588">
            <text:p>-2,890588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496">
            <text:p>0,04496</text:p>
          </table:table-cell>
          <table:table-cell office:value-type="float" office:value="-2.890588">
            <text:p>-2,890588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5584">
            <text:p>0,045584</text:p>
          </table:table-cell>
          <table:table-cell office:value-type="float" office:value="-2.910294">
            <text:p>-2,910294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910294">
            <text:p>-2,910294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928235">
            <text:p>-2,928235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947353">
            <text:p>-2,947353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2.947353">
            <text:p>-2,947353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6833">
            <text:p>0,046833</text:p>
          </table:table-cell>
          <table:table-cell office:value-type="float" office:value="-2.966177">
            <text:p>-2,966177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7457">
            <text:p>0,047457</text:p>
          </table:table-cell>
          <table:table-cell office:value-type="float" office:value="-2.966177">
            <text:p>-2,966177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2.986176">
            <text:p>-2,986176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2.986176">
            <text:p>-2,986176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3.005294">
            <text:p>-3,005294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048082">
            <text:p>0,048082</text:p>
          </table:table-cell>
          <table:table-cell office:value-type="float" office:value="-3.005294">
            <text:p>-3,005294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48082">
            <text:p>0,048082</text:p>
          </table:table-cell>
          <table:table-cell office:value-type="float" office:value="-3.024118">
            <text:p>-3,024118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3.024118">
            <text:p>-3,024118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8082">
            <text:p>0,048082</text:p>
          </table:table-cell>
          <table:table-cell office:value-type="float" office:value="-3.04353">
            <text:p>-3,04353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3.04353">
            <text:p>-3,04353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8706">
            <text:p>0,048706</text:p>
          </table:table-cell>
          <table:table-cell office:value-type="float" office:value="-3.062647">
            <text:p>-3,062647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8706">
            <text:p>0,048706</text:p>
          </table:table-cell>
          <table:table-cell office:value-type="float" office:value="-3.062647">
            <text:p>-3,062647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3.081765">
            <text:p>-3,081765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8082">
            <text:p>0,048082</text:p>
          </table:table-cell>
          <table:table-cell office:value-type="float" office:value="-3.081765">
            <text:p>-3,081765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100882">
            <text:p>-3,100882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3.100882">
            <text:p>-3,100882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9955">
            <text:p>0,049955</text:p>
          </table:table-cell>
          <table:table-cell office:value-type="float" office:value="-3.120294">
            <text:p>-3,120294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49955">
            <text:p>0,049955</text:p>
          </table:table-cell>
          <table:table-cell office:value-type="float" office:value="-3.120294">
            <text:p>-3,120294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26851">
            <text:p>0,026851</text:p>
          </table:table-cell>
          <table:table-cell office:value-type="float" office:value="-3.14">
            <text:p>-3,14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26851">
            <text:p>0,026851</text:p>
          </table:table-cell>
          <table:table-cell office:value-type="float" office:value="-3.14">
            <text:p>-3,14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0624">
            <text:p>0,000624</text:p>
          </table:table-cell>
          <table:table-cell office:value-type="float" office:value="-3.158823">
            <text:p>-3,158823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0624">
            <text:p>0,000624</text:p>
          </table:table-cell>
          <table:table-cell office:value-type="float" office:value="-3.178235">
            <text:p>-3,17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178235">
            <text:p>-3,17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196765">
            <text:p>-3,196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3.196765">
            <text:p>-3,196765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0624">
            <text:p>-0,000624</text:p>
          </table:table-cell>
          <table:table-cell office:value-type="float" office:value="-3.21647">
            <text:p>-3,21647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3.21647">
            <text:p>-3,2164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3.235294">
            <text:p>-3,23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3.235294">
            <text:p>-3,23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254412">
            <text:p>-3,25441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254412">
            <text:p>-3,25441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3.272941">
            <text:p>-3,27294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3.272941">
            <text:p>-3,27294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3.292941">
            <text:p>-3,29294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3.292941">
            <text:p>-3,29294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3.312059">
            <text:p>-3,31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3.312059">
            <text:p>-3,31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330882">
            <text:p>-3,330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3.330882">
            <text:p>-3,33088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3.350882">
            <text:p>-3,35088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3.350882">
            <text:p>-3,350882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3.370294">
            <text:p>-3,37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3.370294">
            <text:p>-3,37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3.390294">
            <text:p>-3,39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3.390294">
            <text:p>-3,390294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3.40853">
            <text:p>-3,40853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3.427647">
            <text:p>-3,42764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3.427647">
            <text:p>-3,42764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3.446765">
            <text:p>-3,44676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3.446765">
            <text:p>-3,446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3.465294">
            <text:p>-3,46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3.465294">
            <text:p>-3,46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3.465294">
            <text:p>-3,46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488529">
            <text:p>-3,488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3.505588">
            <text:p>-3,50558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3.505588">
            <text:p>-3,50558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3.525294">
            <text:p>-3,52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3.525294">
            <text:p>-3,525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3.544412">
            <text:p>-3,544412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3.544412">
            <text:p>-3,54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3.563529">
            <text:p>-3,563529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3.563529">
            <text:p>-3,563529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3.582647">
            <text:p>-3,58264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3.582647">
            <text:p>-3,582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1">
            <text:p>-0,003251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6:07.77</dc:date>
    <meta:document-statistic meta:table-count="1" meta:cell-count="1987" meta:object-count="0"/>
    <meta:generator>LibreOffice/4.0.4.2$Windows_x86 LibreOffice_project/9e9821abd0ffdbc09cd8c52eaa574fa09eb08f2</meta:generator>
  </office:meta>
</office:document-meta>
</file>